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3678" officeooo:paragraph-rsid="00003678"/>
    </style:style>
    <style:style style:name="P2" style:family="paragraph" style:parent-style-name="Standard">
      <style:text-properties fo:language="de" fo:country="DE" officeooo:rsid="00003678" officeooo:paragraph-rsid="0000f6f7"/>
    </style:style>
    <style:style style:name="P3" style:family="paragraph" style:parent-style-name="Standard">
      <style:text-properties fo:language="de" fo:country="DE" officeooo:rsid="0000f6f7" officeooo:paragraph-rsid="0000f6f7"/>
    </style:style>
    <style:style style:name="P4" style:family="paragraph" style:parent-style-name="Standard">
      <style:text-properties fo:language="de" fo:country="DE" officeooo:rsid="0000f6f7" officeooo:paragraph-rsid="00054b30"/>
    </style:style>
    <style:style style:name="P5" style:family="paragraph" style:parent-style-name="Standard">
      <style:text-properties fo:language="de" fo:country="DE" officeooo:rsid="0000f6f7" officeooo:paragraph-rsid="0001adf5"/>
    </style:style>
    <style:style style:name="P6" style:family="paragraph" style:parent-style-name="Standard">
      <style:text-properties fo:language="de" fo:country="DE" officeooo:rsid="0000f6f7" officeooo:paragraph-rsid="00081461"/>
    </style:style>
    <style:style style:name="P7" style:family="paragraph" style:parent-style-name="Standard">
      <style:text-properties fo:language="de" fo:country="DE" officeooo:rsid="0001adf5" officeooo:paragraph-rsid="0001adf5"/>
    </style:style>
    <style:style style:name="P8" style:family="paragraph" style:parent-style-name="Standard">
      <style:text-properties fo:language="de" fo:country="DE" officeooo:rsid="0001adf5" officeooo:paragraph-rsid="00054b30"/>
    </style:style>
    <style:style style:name="P9" style:family="paragraph" style:parent-style-name="Standard">
      <style:text-properties fo:language="de" fo:country="DE" officeooo:rsid="00062da7" officeooo:paragraph-rsid="00062da7"/>
    </style:style>
    <style:style style:name="P10" style:family="paragraph" style:parent-style-name="Standard">
      <style:text-properties officeooo:paragraph-rsid="00003678"/>
    </style:style>
    <style:style style:name="P11" style:family="paragraph" style:parent-style-name="Standard">
      <style:text-properties officeooo:paragraph-rsid="0004e3ff"/>
    </style:style>
    <style:style style:name="P12" style:family="paragraph" style:parent-style-name="Title">
      <style:text-properties style:font-name="Liberation Sans" fo:font-size="28pt" fo:language="de" fo:country="DE" fo:font-weight="bold" officeooo:rsid="00081461" officeooo:paragraph-rsid="000b8577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fo:language="de" fo:country="DE" officeooo:rsid="00081461"/>
    </style:style>
    <style:style style:name="T2" style:family="text">
      <style:text-properties fo:language="de" fo:country="DE" officeooo:rsid="00003678"/>
    </style:style>
    <style:style style:name="T3" style:family="text">
      <style:text-properties fo:language="de" fo:country="DE" officeooo:rsid="0004e3ff"/>
    </style:style>
    <style:style style:name="T4" style:family="text">
      <style:text-properties fo:language="de" fo:country="DE" fo:font-weight="bold" officeooo:rsid="0004e3ff" style:font-weight-asian="bold" style:font-weight-complex="bold"/>
    </style:style>
    <style:style style:name="T5" style:family="text">
      <style:text-properties officeooo:rsid="00003678"/>
    </style:style>
    <style:style style:name="T6" style:family="text">
      <style:text-properties officeooo:rsid="000b37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rztprax<text:span text:style-name="T6">is</text:span></text:p>
      <text:p text:style-name="P11"><text:span text:style-name="T3">Vielen Dank für deine Hilfe für eine freie Weltkarte für alle. </text:span><text:span text:style-name="T1">Arztpraxen sind essenziell wichtige Infrastruktur, darum ist</text:span><text:span text:style-name="T3"> </text:span><text:span text:style-name="T1">auch deren Kartierung für App-Entwicklung und Forschung von besonderer Bedeutung. </text:span><text:span text:style-name="T4">Die eingetragenen Daten werden unter der ODbL lizenziert.</text:span></text:p>
      <text:p text:style-name="P1"/>
      <text:p text:style-name="P1">Name: ___________________________</text:p>
      <text:p text:style-name="P10"><text:span text:style-name="T1">Spezialisierung</text:span><text:span text:style-name="T2"> : _________________________________________</text:span></text:p>
      <text:p text:style-name="P4">Website: ___________________________</text:p>
      <text:p text:style-name="P4">Telefon: ___________________________</text:p>
      <text:p text:style-name="P9">E-Mail: ____________________________</text:p>
      <text:p text:style-name="P3"/>
      <text:p text:style-name="P1">Adresse:</text:p>
      <text:p text:style-name="P2">_______________________</text:p>
      <text:p text:style-name="P2">_______________________</text:p>
      <text:p text:style-name="P2">_______________________</text:p>
      <text:p text:style-name="P5"/>
      <text:p text:style-name="P6">Rollstuhlgerecht <text:s text:c="5"/><text:span text:style-name="T5">□ </text:span>Ja <text:s text:c="2"/>□ Nein <text:s text:c="2"/>□ eingeschränkt (handbreite Stufe oder nur mache Bereiche)</text:p>
      <text:p text:style-name="P7"/>
      <text:p text:style-name="P8">Öffnungszeiten: </text:p>
      <text:p text:style-name="P8">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4:21:49.561773686</meta:creation-date>
    <dc:date>2021-07-11T16:23:00.769411833</dc:date>
    <meta:editing-duration>PT18M1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67" meta:character-count="902" meta:non-whitespace-character-count="839"/>
  </office:meta>
</office:document-meta>
</file>